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579*"/>
    </style:style>
    <style:style style:name="Table5.B" style:family="table-column">
      <style:table-column-properties style:column-width="2.3285in" style:rel-column-width="33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579*"/>
    </style:style>
    <style:style style:name="Table8.B" style:family="table-column">
      <style:table-column-properties style:column-width="2.3285in" style:rel-column-width="335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style:font-name="Courier New" fo:font-weight="bold" style:font-weight-asian="bold" style:font-weight-complex="bold"/>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Code">
      <style:text-properties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7.0602in" style:type="right" style:leader-style="dotted" style:leader-text="."/>
        </style:tab-stops>
      </style:paragraph-properties>
    </style:style>
    <style:style style:name="P20" style:family="paragraph" style:parent-style-name="Contents_20_2">
      <style:paragraph-properties>
        <style:tab-stops>
          <style:tab-stop style:position="6.8839in" style:type="right" style:leader-style="dotted" style:leader-text="."/>
        </style:tab-stops>
      </style:paragraph-properties>
    </style:style>
    <style:style style:name="P21" style:family="paragraph" style:parent-style-name="Contents_20_3">
      <style:paragraph-properties>
        <style:tab-stops>
          <style:tab-stop style:position="6.6874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Index_20_1">
      <style:paragraph-properties>
        <style:tab-stops>
          <style:tab-stop style:position="7.0807in" style:type="right" style:leader-style="dotted" style:leader-text="."/>
        </style:tab-stops>
      </style:paragraph-properties>
    </style:style>
    <style:style style:name="P26" style:family="paragraph" style:parent-style-name="Text_20_body" style:master-page-name="Standard">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paragraph-properties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3in">
          <style:column style:rel-width="21845*" fo:start-indent="0in" fo:end-indent="0.15in"/>
          <style:column style:rel-width="21845*" fo:start-indent="0.15in" fo:end-indent="0.15in"/>
          <style:column style:rel-width="21845*" fo:start-indent="0.15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8, 2015</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The MIT License (MIT).<text:tab/>4</text:p>
          <text:p text:style-name="P19">Introduction<text:tab/>5</text:p>
          <text:p text:style-name="P20">About the name fOOrth<text:tab/>5</text:p>
          <text:p text:style-name="P20">How fOOrth came to be<text:tab/>5</text:p>
          <text:p text:style-name="P20">Goals and Principles<text:tab/>6</text:p>
          <text:p text:style-name="P20">Report Card<text:tab/>7</text:p>
          <text:p text:style-name="P20">Special Note<text:tab/>7</text:p>
          <text:p text:style-name="P19">Installation<text:tab/>8</text:p>
          <text:p text:style-name="P20">Ruby<text:tab/>8</text:p>
          <text:p text:style-name="P20">fOOrth<text:tab/>8</text:p>
          <text:p text:style-name="P20">Running fOOrth<text:tab/>9</text:p>
          <text:p text:style-name="P20">Source Archive<text:tab/>9</text:p>
          <text:p text:style-name="P19">First Steps<text:tab/>10</text:p>
          <text:p text:style-name="P19">The Syntax and Style of fOOrth<text:tab/>12</text:p>
          <text:p text:style-name="P20">Syntax<text:tab/>12</text:p>
          <text:p text:style-name="P20">Spaces<text:tab/>12</text:p>
          <text:p text:style-name="P20">Comments<text:tab/>12</text:p>
          <text:p text:style-name="P20">String Literals<text:tab/>12</text:p>
          <text:p text:style-name="P20">Numeric Literals<text:tab/>13</text:p>
          <text:p text:style-name="P19">The Class Tree<text:tab/>14</text:p>
          <text:p text:style-name="P20">A Brief Overview<text:tab/>14</text:p>
          <text:p text:style-name="P21">Classes<text:tab/>14</text:p>
          <text:p text:style-name="P21">Inheritance<text:tab/>14</text:p>
          <text:p text:style-name="P21">Methods<text:tab/>15</text:p>
          <text:p text:style-name="P21">Late Binding and Polymorphism<text:tab/>15</text:p>
          <text:p text:style-name="P20">Message Routing<text:tab/>15</text:p>
          <text:p text:style-name="P19">VirtualMachine<text:tab/>16</text:p>
          <text:p text:style-name="P19">Object<text:tab/>17</text:p>
          <text:p text:style-name="P19">Array<text:tab/>18</text:p>
          <text:p text:style-name="P20">Array Literals<text:tab/>18</text:p>
          <text:p text:style-name="P20">See Also<text:tab/>18</text:p>
          <text:p text:style-name="P19">Class<text:tab/>19</text:p>
          <text:p text:style-name="P20">See Also<text:tab/>19</text:p>
          <text:p text:style-name="P19">FalseClass, TrueClass, and NilClass<text:tab/>20</text:p>
          <text:p text:style-name="P20">See Also<text:tab/>20</text:p>
          <text:p text:style-name="P19">Hash<text:tab/>21</text:p>
          <text:p text:style-name="P20">Hash Literals<text:tab/>21</text:p>
          <text:p text:style-name="P20">See Also<text:tab/>21</text:p>
          <text:p text:style-name="P19"><text:soft-page-break/>Numeric, MaxNumeric, and MinNumeric<text:tab/>22</text:p>
          <text:p text:style-name="P20">See Also<text:tab/>22</text:p>
          <text:p text:style-name="P19">Complex<text:tab/>23</text:p>
          <text:p text:style-name="P20">Complex Literals<text:tab/>23</text:p>
          <text:p text:style-name="P20">Instance Methods<text:tab/>23</text:p>
          <text:p text:style-name="P21">[a_complex] .split [real_part imaginary_part]<text:tab/>23</text:p>
          <text:p text:style-name="P20">See Also<text:tab/>24</text:p>
          <text:p text:style-name="P19">Float<text:tab/>25</text:p>
          <text:p text:style-name="P20">Float Literals<text:tab/>25</text:p>
          <text:p text:style-name="P20">See Also<text:tab/>25</text:p>
          <text:p text:style-name="P19">Integer<text:tab/>26</text:p>
          <text:p text:style-name="P20">Integer Literals<text:tab/>26</text:p>
          <text:p text:style-name="P20">See Also<text:tab/>26</text:p>
          <text:p text:style-name="P19">Rational<text:tab/>27</text:p>
          <text:p text:style-name="P20">Rational Literals<text:tab/>27</text:p>
          <text:p text:style-name="P20">Instance Methods<text:tab/>27</text:p>
          <text:p text:style-name="P21">[a_rational] .split [numerator denominator]<text:tab/>27</text:p>
          <text:p text:style-name="P20">See Also<text:tab/>27</text:p>
          <text:p text:style-name="P19">Procedure<text:tab/>28</text:p>
          <text:p text:style-name="P20">Procedure Literals<text:tab/>28</text:p>
          <text:p text:style-name="P20">See Also<text:tab/>28</text:p>
          <text:p text:style-name="P19">String<text:tab/>29</text:p>
          <text:p text:style-name="P20">String Literals<text:tab/>29</text:p>
          <text:p text:style-name="P20">See Also<text:tab/>29</text:p>
          <text:p text:style-name="P19">Thread<text:tab/>30</text:p>
          <text:p text:style-name="P20">See Also<text:tab/>30</text:p>
          <text:p text:style-name="P19">Glossary<text:tab/>31</text:p>
          <text:p text:style-name="P19">Appendix A – Regular Expressions<text:tab/>32</text:p>
          <text:p text:style-name="P19">Edit History:<text:tab/>34</text:p>
        </text:index-body>
      </text:table-of-content>
      <text:p text:style-name="Text_20_body"/>
      <text:h text:style-name="P17"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6"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08461559178997321" text:style-name="L1">
        <text:list-item>
          <text:p text:style-name="P27">A Simple, Easy-to-Understand syntax that is none the less, Expressive and Compact:</text:p>
        </text:list-item>
      </text:list>
      <text:list xml:id="list9004752421197663544" text:style-name="L2">
        <text:list-item>
          <text:list>
            <text:list-item>
              <text:p text:style-name="P28">Source code in fOOrth is free-form with no line oriented limitations or rules.</text:p>
            </text:list-item>
            <text:list-item>
              <text:p text:style-name="P28">Support is given to the easy representation of common literal data such as strings, integers, floating point numbers, rational numbers, and complex numbers.</text:p>
            </text:list-item>
          </text:list>
        </text:list-item>
      </text:list>
      <text:list xml:id="list33377188" text:continue-list="list208461559178997321" text:style-name="L1">
        <text:list-item>
          <text:p text:style-name="P27">Safe Data and Data Structures:</text:p>
        </text:list-item>
      </text:list>
      <text:list xml:id="list4015961523871309273" text:style-name="L3">
        <text:list-item>
          <text:list>
            <text:list-item>
              <text:p text:style-name="P30">Simple, reliable arithmetic. In fOOrth, integer operations never overflow. Rational values can be represented exactly, complex numbers are supported, and conversions between numeric types are simple.</text:p>
            </text:list-item>
            <text:list-item>
              <text:p text:style-name="P30">Strings grow as needed without the need to allocate space or worry about overflow.</text:p>
            </text:list-item>
            <text:list-item>
              <text:p text:style-name="P30">Data containers such as arrays and hashes grow as needed. Out of range subscripts <text:soft-page-break/>cannot access undefined memory regions. </text:p>
            </text:list-item>
          </text:list>
        </text:list-item>
      </text:list>
      <text:list xml:id="list33386156" text:continue-list="list33377188" text:style-name="L1">
        <text:list-item>
          <text:p text:style-name="P27">Message Passing:</text:p>
        </text:list-item>
      </text:list>
      <text:list xml:id="list7329007993985392144" text:style-name="L4">
        <text:list-item>
          <text:list>
            <text:list-item>
              <text:p text:style-name="P36">In fOOrth all actions take the form of messages sent to a receiver.</text:p>
            </text:list-item>
            <text:list-item>
              <text:p text:style-name="P36">The routing of messages is specified by the exact type of the message.</text:p>
            </text:list-item>
            <text:list-item>
              <text:p text:style-name="P36">Message receivers include data items on the stack as well as the virtual machine object associated with the current thread of execution.</text:p>
            </text:list-item>
            <text:list-item>
              <text:p text:style-name="P36">Messages for which no routing specification can be found, generate an error at compile time.</text:p>
            </text:list-item>
          </text:list>
        </text:list-item>
      </text:list>
      <text:list xml:id="list33376780" text:continue-list="list33386156" text:style-name="L1">
        <text:list-item>
          <text:p text:style-name="P27">Object Oriented Design:</text:p>
        </text:list-item>
      </text:list>
      <text:list xml:id="list2729258613162890200" text:style-name="L5">
        <text:list-item>
          <text:list>
            <text:list-item>
              <text:p text:style-name="P31">Support class based inheritance, with a non-cyclic (single inheritance) tree derived from a common base Object class.</text:p>
            </text:list-item>
            <text:list-item>
              <text:p text:style-name="P37">Support late binding and polymorphism through message interface compatibility or “duck” typing.</text:p>
            </text:list-item>
          </text:list>
        </text:list-item>
      </text:list>
      <text:list xml:id="list33368882" text:continue-list="list33376780" text:style-name="L1">
        <text:list-item>
          <text:p text:style-name="P27">Meta programming: </text:p>
        </text:list-item>
      </text:list>
      <text:list xml:id="list8153330968425811149" text:style-name="L6">
        <text:list-item>
          <text:list>
            <text:list-item>
              <text:p text:style-name="P38">Support extensible language constructs by making the compiler an accessible part of the system.</text:p>
            </text:list-item>
          </text:list>
        </text:list-item>
      </text:list>
      <text:list xml:id="list33369052" text:continue-list="list33368882" text:style-name="L1">
        <text:list-item>
          <text:p text:style-name="P27">Reliability:</text:p>
        </text:list-item>
      </text:list>
      <text:list xml:id="list4969090630532752397" text:style-name="L7">
        <text:list-item>
          <text:list>
            <text:list-item>
              <text:p text:style-name="P39">Errors should be detected as soon as possible. </text:p>
            </text:list-item>
            <text:list-item>
              <text:p text:style-name="P39">Language constructs should not be designed in a way that causes simple coding errors to spin off into infinite loops. </text:p>
            </text:list-item>
          </text:list>
        </text:list-item>
      </text:list>
      <text:list xml:id="list33391546" text:continue-list="list33369052" text:style-name="L1">
        <text:list-item>
          <text:p text:style-name="P32">Building on the host language:</text:p>
        </text:list-item>
      </text:list>
      <text:list xml:id="list9056377599839679336" text:style-name="L8">
        <text:list-item>
          <text:list>
            <text:list-item>
              <text:p text:style-name="P33">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23"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958451602877024952" text:style-name="L9">
        <text:list-item>
          <text:p text:style-name="P40">ruby 1.9.3p484 (2013-11-22) [i386-mingw32]</text:p>
        </text:list-item>
        <text:list-item>
          <text:p text:style-name="P40">ruby 2.1.5p273 (2014-11-13 revision 48405) [i386-mingw32]</text:p>
        </text:list-item>
        <text:list-item>
          <text:p text:style-name="P40">Rubinius – to be tested!</text:p>
        </text:list-item>
        <text:list-item>
          <text:p text:style-name="P4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4">Object</text:p>
      <text:p text:style-name="P14"><text:tab/>Array</text:p>
      <text:p text:style-name="P14"><text:tab/>Class</text:p>
      <text:p text:style-name="P14"><text:tab/>FalseClass</text:p>
      <text:p text:style-name="P14"><text:tab/>Hash</text:p>
      <text:p text:style-name="P14"><text:tab/>MaxNumeric</text:p>
      <text:p text:style-name="P14"><text:tab/>MinNumeric</text:p>
      <text:p text:style-name="P14"><text:tab/>NilClass</text:p>
      <text:p text:style-name="P14"><text:tab/>Numeric</text:p>
      <text:p text:style-name="P14"><text:tab/><text:tab/>Complex</text:p>
      <text:p text:style-name="P14"><text:tab/><text:tab/>Float</text:p>
      <text:p text:style-name="P14"><text:tab/><text:tab/>Integer</text:p>
      <text:p text:style-name="P14"><text:tab/><text:tab/><text:tab/>Bignum</text:p>
      <text:p text:style-name="P14"><text:tab/><text:tab/><text:tab/>Fixnum</text:p>
      <text:p text:style-name="P14"><text:tab/><text:tab/>Rational</text:p>
      <text:p text:style-name="P14"><text:tab/>Procedure</text:p>
      <text:p text:style-name="P14"><text:tab/>String</text:p>
      <text:p text:style-name="P14"><text:tab/>Thread</text:p>
      <text:p text:style-name="P14"><text:tab/>TrueClass</text:p>
      <text:p text:style-name="P1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3464558101683116415" text:style-name="L10">
        <text:list-item>
          <text:p text:style-name="P34">Shared: Methods that are common to all instances of the class that contains them.</text:p>
        </text:list-item>
        <text:list-item>
          <text:p text:style-name="P34">Exclusive: Methods that are defined for one and only one object (and all of its clones that are created <text:span text:style-name="T2">after</text:span> the exclusive method is defined.).</text:p>
        </text:list-item>
        <text:list-item>
          <text:p text:style-name="P34">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7600878223482126030" text:style-name="L11">
        <text:list-item>
          <text:p text:style-name="P35">The top element of the stack. This form of message is identified by the leading “.” in the message name.</text:p>
        </text:list-item>
        <text:list-item>
          <text:p text:style-name="P35">The second element of the stack. This form of message, most often associated with dyadic operators like “+”, “-”, “*”, and “/” are special cases and need to be declared as dyadic. See section TBD for more details.</text:p>
        </text:list-item>
        <text:list-item>
          <text:p text:style-name="P35">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5">The current thread. Methods beginning with “#” are used to access thread data.</text:p>
        </text:list-item>
        <text:list-item>
          <text:p text:style-name="P35">The global space. Methods beginning with “$” are used to access global data.</text:p>
        </text:list-item>
        <text:list-item>
          <text:p text:style-name="P35">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127670708"/>VirtualMachine<text:alphabetical-index-mark-end text:id="IMark127670708"/></text:h>
      <text:p text:style-name="Text_20_body">Inheritance: VirtualMachine <text:span text:style-name="T8">←</text:span> Object</text:p>
      <text:p text:style-name="Text_20_body"/>
      <text:p text:style-name="Code">VirtualMachine Shared Methods =</text:p>
      <text:p text:style-name="Code"><text:s text:c="8"/>! <text:s text:c="6"/>." <text:s text:c="7"/>: <text:s text:c="2"/>class: <text:s text:c="5"/>dup <text:s/>min_num rational <text:s text:c="4"/>true</text:p>
      <text:p text:style-name="Code"><text:s text:c="7"/>!: <text:s text:c="5"/>.cr <text:s text:c="4"/>?dup <text:s text:c="3"/>clone <text:s text:c="7"/>e <text:s text:c="5"/>nil <text:s text:c="5"/>rot <text:s text:c="4"/>tuck</text:p>
      <text:p text:style-name="Code"><text:s text:c="7"/>)" <text:s text:c="2"/>.each{ <text:s text:c="7"/>@ <text:s/>complex <text:s text:c="3"/>false <text:s text:c="5"/>nip <text:s text:c="4"/>self <text:s text:c="6"/>vm</text:p>
      <text:p text:style-name="Code"><text:s text:c="3"/>)debug <text:s text:c="3"/>.map{ <text:s text:c="7"/>[ <text:s text:c="4"/>copy <text:s/>global: <text:s text:c="4"/>over <text:s text:c="3"/>space <text:s text:c="7"/>{</text:p>
      <text:p text:style-name="Code"><text:s/>)entries <text:s text:c="3"/>.new{ <text:s text:c="2"/>accept <text:s text:c="6"/>do <text:s text:c="6"/>if <text:s text:c="3"/>pause <text:s text:c="2"/>spaces <text:s text:c="6"/>{{</text:p>
      <text:p text:style-name="Code"><text:s text:c="4"/>)quit .select{ <text:s/>accept" <text:s text:c="5"/>dpr <text:s text:c="3"/>load" <text:s text:c="6"/>pi <text:s text:c="4"/>swap</text:p>
      <text:p text:style-name="Code"><text:s/>)version .vm_name <text:s text:c="3"/>begin <text:s text:c="4"/>drop <text:s/>max_num <text:s text:c="4"/>pick <text:s/>thread:</text:p>
      <text:p text:style-name="Code"/>
      <text:p text:style-name="Code"/>
      <text:p text:style-name="Text_20_body"/>
      <text:p text:style-name="Text_20_body"/>
      <text:p text:style-name="Text_20_body"/>
      <text:h text:style-name="Heading_20_1" text:outline-level="1"><text:alphabetical-index-mark-start text:id="IMark127670708"/>Object<text:alphabetical-index-mark-end text:id="IMark127670708"/></text:h>
      <text:p text:style-name="Text_20_body">Inheritance: Object</text:p>
      <text:p text:style-name="Code"/>
      <text:p text:style-name="Code">Object Shared Methods =</text:p>
      <text:p text:style-name="Code"><text:s text:c="8"/>&amp;&amp; <text:s text:c="5"/>.clone <text:s text:c="3"/>.strlen <text:s text:c="5"/>.to_s <text:s text:c="6"/>&lt;&gt; <text:s text:c="2"/>distinct? <text:s text:c="6"/>not</text:p>
      <text:p text:style-name="Code"><text:s text:c="2"/>)methods <text:s text:c="6"/>.copy <text:s text:c="5"/>.to_f <text:s text:c="5"/>.to_x <text:s text:c="7"/>= <text:s text:c="7"/>emit <text:s text:c="7"/>||</text:p>
      <text:p text:style-name="Code"><text:s text:c="9"/>. <text:s text:c="6"/>.init <text:s text:c="5"/>.to_i <text:s text:c="9"/>&lt; <text:s text:c="7"/>&gt; <text:s/>identical?</text:p>
      <text:p text:style-name="Code"><text:s text:c="7"/>.:: <text:s/>.is_class? <text:s text:c="5"/>.to_n <text:s text:c="8"/>&lt;= <text:s text:c="6"/>&gt;= <text:s text:c="8"/>max</text:p>
      <text:p text:style-name="Code"><text:s text:c="4"/>.class <text:s text:c="6"/>.name <text:s text:c="5"/>.to_r <text:s text:c="7"/>&lt;=&gt; <text:s text:c="6"/>^^ <text:s text:c="8"/>min</text:p>
      <text:p text:style-name="Code"/>
      <text:p text:style-name="Code"/>
      <text:p text:style-name="Text_20_body"/>
      <text:p text:style-name="Text_20_body"/>
      <text:p text:style-name="Text_20_body"/>
      <text:h text:style-name="Heading_20_1" text:outline-level="1"><text:alphabetical-index-mark-start text:id="IMark127670708"/>Array<text:alphabetical-index-mark-end text:id="IMark127670708"/></text:h>
      <text:p text:style-name="Text_20_body">Inheritance: Array <text:span text:style-name="T8">←</text:span> Object</text:p>
      <text:p text:style-name="Text_20_body"/>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2"/>.midlr .reverse <text:s text:c="3"/>.sort</text:p>
      <text:p text:style-name="Code"><text:s text:c="3"/>.+left <text:s/>.+right <text:s/>.-midlr <text:s text:c="4"/>.[]@ <text:s text:c="4"/>.max <text:s text:c="4"/>.min <text:s text:c="2"/>.right <text:s/>.strmax</text:p>
      <text:p text:style-name="Code"><text:s text:c="4"/>.+mid <text:s text:c="2"/>.-left <text:s/>.-right <text:s text:c="3"/>.left <text:s text:c="4"/>.mid <text:s text:c="5"/>.pp .shuffle <text:s text:c="6"/>&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27670708"/>Class<text:alphabetical-index-mark-end text:id="IMark127670708"/></text:h>
      <text:p text:style-name="Text_20_body">Inheritance: Class <text:span text:style-name="T8">←</text:span> Object</text:p>
      <text:p text:style-name="Text_20_body"/>
      <text:p text:style-name="Code">Class Shared Methods =</text:p>
      <text:p text:style-name="Code"><text:s text:c="3"/>)methods <text:s text:c="3"/>.is_class? <text:s text:c="3"/>.parent_class <text:s text:c="3"/>.to_s</text:p>
      <text:p text:style-name="Code"><text:s text:c="9"/>.: <text:s text:c="9"/>.new <text:s text:c="6"/>.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27670708"/>FalseClass<text:alphabetical-index-mark-end text:id="IMark127670708"/>, <text:alphabetical-index-mark-start text:id="IMark127669988"/>TrueClass<text:alphabetical-index-mark-end text:id="IMark127669988"/>, and <text:alphabetical-index-mark-start text:id="IMark127672196"/>NilClass<text:alphabetical-index-mark-end text:id="IMark127672196"/></text:h>
      <text:p text:style-name="Text_20_body">Inheritance: FalseClass, TrueClass, and NilClass <text:span text:style-name="T8">←</text:span> Object</text:p>
      <text:p text:style-name="Text_20_body"/>
      <text:p text:style-name="P3">FalseClass, TrueClass, and NilClass are the classes behind the values false, true and nil, respectively. They have no fOOrth methods of their own. Rather, all the methods that deal with these classes are in other classes.</text:p>
      <text:p text:style-name="P3"/>
      <text:h text:style-name="Heading_20_2" text:outline-level="2">See Also</text:h>
      <text:p text:style-name="Text_20_body">In Object see:</text:p>
      <text:p text:style-name="Code">&amp;&amp; <text:s text:c="5"/>^^ <text:s text:c="5"/>not <text:s text:c="3"/>||</text:p>
      <text:p text:style-name="Code"/>
      <text:p text:style-name="Text_20_body">In VirtualMachine see: </text:p>
      <text:p text:style-name="Code">?dup <text:s text:c="3"/>false <text:s text:c="2"/>if <text:s text:c="4"/>true <text:s text:c="3"/>nil</text:p>
      <text:p text:style-name="P3"/>
      <text:h text:style-name="Heading_20_1" text:outline-level="1"><text:alphabetical-index-mark-start text:id="IMark127672196"/>Hash<text:alphabetical-index-mark-end text:id="IMark127672196"/></text:h>
      <text:p text:style-name="Code"/>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27672196"/>Numeric<text:alphabetical-index-mark-end text:id="IMark127672196"/>, <text:alphabetical-index-mark-start text:id="IMark127669988"/>MaxNumeric<text:alphabetical-index-mark-end text:id="IMark127669988"/>, and <text:alphabetical-index-mark-start text:id="IMark127670708"/>MinNumeric<text:alphabetical-index-mark-end text:id="IMark127670708"/></text:h>
      <text:p text:style-name="Text_20_body">Inheritance: Numeric, MaxNumeric, and MinNumeric <text:span text:style-name="T8">←</text:span> Object</text:p>
      <text:p text:style-name="Text_20_body"/>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MaxNumeric Class Methods =</text:p>
      <text:p text:style-name="Code"><text:s text:c="3"/>.1/x <text:s/>.abs <text:s text:c="2"/>0&lt; <text:s text:c="2"/>0&lt;= <text:s/>0&lt;=&gt; <text:s/>0&lt;&gt; <text:s text:c="2"/>0= <text:s text:c="2"/>0&gt; <text:s/>0&gt;= <text:s/>neg</text:p>
      <text:p text:style-name="Code"/>
      <text:p text:style-name="Code"/>
      <text:p text:style-name="Code">MinNumeric Class Methods =</text:p>
      <text:p text:style-name="Code"><text:s text:c="3"/>.1/x <text:s/>.abs <text:s text:c="2"/>0&lt; <text:s text:c="2"/>0&lt;= <text:s/>0&lt;=&gt; <text:s/>0&lt;&gt; <text:s text:c="2"/>0= <text:s text:c="2"/>0&gt; <text:s/>0&gt;= <text:s/>neg</text:p>
      <text:p text:style-name="Code"/>
      <text:p text:style-name="Code"/>
      <text:p text:style-name="Text_20_body"/>
      <text:h text:style-name="Heading_20_2" text:outline-level="2">See Also</text:h>
      <text:p text:style-name="Text_20_body">In Object see:</text:p>
      <text:p text:style-name="Code">.to_n <text:s text:c="3"/>&lt; <text:s text:c="4"/>&lt;= <text:s text:c="3"/>&lt;=&gt; <text:s text:c="3"/>&lt;&gt; <text:s text:c="3"/>= <text:s text:c="3"/>&gt; <text:s text:c="3"/>&gt;=</text:p>
      <text:p text:style-name="Text_20_body"/>
      <text:h text:style-name="Heading_20_1" text:outline-level="1"><text:alphabetical-index-mark-start text:id="IMark127670708"/>Complex<text:alphabetical-index-mark-end text:id="IMark127670708"/></text:h>
      <text:p text:style-name="Text_20_body">Inheritance: Complex <text:span text:style-name="T8">←</text:span> Numeric <text:span text:style-name="T8">←</text:span> Object</text:p>
      <text:p text:style-name="Code"/>
      <text:p text:style-name="Code">Complex Shared Methods =</text:p>
      <text:p text:style-name="Code"><text:s/>.split</text:p>
      <text:p text:style-name="Code"/>
      <text:p text:style-name="P3">A complex number<text:note text:id="ftn0" text:note-class="footnote"><text:note-citation>1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13" text:note-class="footnote"><text:note-citation>15</text:note-citation><text:note-body><text:p text:style-name="Footnote">No spaces are permitted within the literal.</text:p></text:note-body></text:note></text:p>
          </table:table-cell>
          <table:table-cell table:style-name="Table5.B1" office:value-type="string">
            <text:p text:style-name="P8">Value<text:note text:id="ftn14" text:note-class="footnote"><text:note-citation>1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3.7i</text:p>
          </table:table-cell>
          <table:table-cell table:style-name="Table5.B2" office:value-type="string">
            <text:p text:style-name="P7">0+3.7i</text:p>
          </table:table-cell>
        </table:table-row>
        <table:table-row>
          <table:table-cell table:style-name="Table5.A2" office:value-type="string">
            <text:p text:style-name="P13">1/2i</text:p>
          </table:table-cell>
          <table:table-cell table:style-name="Table5.B2" office:value-type="string">
            <text:p text:style-name="P7">0+1/2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s text:c="10"/>** <text:s text:c="6"/>+ <text:s text:c="11"/>- <text:s text:c="7"/>.1/x <text:s text:c="4"/>.10** <text:s text:c="4"/>.2** <text:s text:c="3"/>.angle <text:s/></text:p>
      <text:p text:style-name="Code">.conjugate <text:s/>.cube <text:s text:c="3"/>.magnitude <text:s text:c="2"/>.polar <text:s text:c="2"/>.real <text:s text:c="3"/>.sqr <text:s text:c="5"/>/ <text:s text:c="7"/>0&lt;&gt;</text:p>
      <text:p text:style-name="Code">0= <text:s text:c="9"/>1+ <text:s text:c="6"/>1- <text:s text:c="10"/>2* <text:s text:c="6"/>2+ <text:s text:c="6"/>2- <text:s text:c="7"/>2/</text:p>
      <text:p text:style-name="Code"><text:s/></text:p>
      <text:h text:style-name="Heading_20_1" text:outline-level="1"><text:alphabetical-index-mark-start text:id="IMark127670132"/>Float<text:alphabetical-index-mark-end text:id="IMark127670132"/></text:h>
      <text:p text:style-name="Text_20_body">Inheritance: Float <text:span text:style-name="T8">←</text:span> Numeric <text:span text:style-name="T8">←</text:span> Object</text:p>
      <text:p text:style-name="Text_20_body"/>
      <text:p text:style-name="P3">Float<text:note text:id="ftn21" text:note-class="footnote"><text:note-citation>1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2" text:note-class="footnote"><text:note-citation>1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8">Literal<text:note text:id="ftn24" text:note-class="footnote"><text:note-citation>19</text:note-citation><text:note-body><text:p text:style-name="Footnote">No spaces are permitted within the literal.</text:p></text:note-body></text:note></text:p>
          </table:table-cell>
          <table:table-cell table:style-name="Table8.B1" office:value-type="string">
            <text:p text:style-name="P8">Value</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
      <text:h text:style-name="Heading_20_2" text:outline-level="2">See Also</text:h>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7876308"/>Integer<text:alphabetical-index-mark-end text:id="IMark127876308"/></text:h>
      <text:p text:style-name="Text_20_body">Inheritance: Integer <text:span text:style-name="T8">←</text:span> Numeric <text:span text:style-name="T8">←</text:span> Object</text:p>
      <text:p text:style-name="Code"/>
      <text:p text:style-name="Code">Integer Shared Methods =</text:p>
      <text:p text:style-name="Code"><text:s/>.even? <text:s text:c="2"/>.gcd <text:s text:c="3"/>.lcm <text:s text:c="2"/>.odd? <text:s text:c="4"/>2* <text:s text:c="4"/>2/</text:p>
      <text:p text:style-name="Code"/>
      <text:p text:style-name="P3">Integers<text:note text:id="ftn19" text:note-class="footnote"><text:note-citation>2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0" text:note-class="footnote"><text:note-citation>2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8">Literal<text:note text:id="ftn18" text:note-class="footnote"><text:note-citation>22</text:note-citation><text:note-body><text:p text:style-name="Footnote">No spaces are permitted within the literal.</text:p></text:note-body></text:note></text:p>
          </table:table-cell>
          <table:table-cell table:style-name="Table7.B1" office:value-type="string">
            <text:p text:style-name="P8">Value</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445556678789933</text:p>
          </table:table-cell>
          <table:table-cell table:style-name="Table7.B2" office:value-type="string">
            <text:p text:style-name="P7">445556678789933</text:p>
          </table:table-cell>
        </table:table-row>
        <table:table-row>
          <table:table-cell table:style-name="Table7.A2" office:value-type="string">
            <text:p text:style-name="P13">0xff</text:p>
          </table:table-cell>
          <table:table-cell table:style-name="Table7.B2" office:value-type="string">
            <text:p text:style-name="P7">255</text:p>
          </table:table-cell>
        </table:table-row>
        <table:table-row>
          <table:table-cell table:style-name="Table7.A2" office:value-type="string">
            <text:p text:style-name="P13">0xffffffffff</text:p>
          </table:table-cell>
          <table:table-cell table:style-name="Table7.B2" office:value-type="string">
            <text:p text:style-name="P7">1099511627775</text:p>
          </table:table-cell>
        </table:table-row>
        <table:table-row>
          <table:table-cell table:style-name="Table7.A2" office:value-type="string">
            <text:p text:style-name="P13">0xDeadBeef</text:p>
          </table:table-cell>
          <table:table-cell table:style-name="Table7.B2" office:value-type="string">
            <text:p text:style-name="P7">3735928559</text:p>
          </table:table-cell>
        </table:table-row>
      </table:table>
      <text:h text:style-name="Heading_20_2" text:outline-level="2">See Also</text:h>
      <text:p text:style-name="Text_20_body">In Object see:</text:p>
      <text:p text:style-name="Code">.to_i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27875588"/>Rational<text:alphabetical-index-mark-end text:id="IMark127875588"/></text:h>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17" text:note-class="footnote"><text:note-citation>2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8">Literal<text:note text:id="ftn15" text:note-class="footnote"><text:note-citation>24</text:note-citation><text:note-body><text:p text:style-name="Footnote">No spaces are permitted within the literal.</text:p></text:note-body></text:note></text:p>
          </table:table-cell>
          <table:table-cell table:style-name="Table6.B1" office:value-type="string">
            <text:p text:style-name="P8">Value<text:note text:id="ftn16" text:note-class="footnote"><text:note-citation>2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3">1/2</text:p>
          </table:table-cell>
          <table:table-cell table:style-name="Table6.B2" office:value-type="string">
            <text:p text:style-name="P7">1/2</text:p>
          </table:table-cell>
        </table:table-row>
        <table:table-row>
          <table:table-cell table:style-name="Table6.A2" office:value-type="string">
            <text:p text:style-name="P13">1.2/3</text:p>
          </table:table-cell>
          <table:table-cell table:style-name="Table6.B2" office:value-type="string">
            <text:p text:style-name="P7">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94523468"/>.split<text:alphabetical-index-mark-end text:id="IMark94523468"/>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94523468"/>Procedure<text:alphabetical-index-mark-end text:id="IMark94523468"/></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94523468"/>String<text:alphabetical-index-mark-end text:id="IMark94523468"/></text:h>
      <text:p text:style-name="Text_20_body">Inheritance: String <text:span text:style-name="T8">←</text:span> Object</text:p>
      <text:p text:style-name="Text_20_body"/>
      <text:p text:style-name="Code">String Shared Methods =</text:p>
      <text:p text:style-name="Code"><text:s text:c="9"/>* <text:s text:c="2"/>.+right <text:s text:c="3"/>.cjust <text:s text:c="3"/>.left? <text:s text:c="2"/>.lstrip <text:s/>.reverse <text:s text:c="3"/>.split</text:p>
      <text:p text:style-name="Code"><text:s text:c="9"/>+ <text:s text:c="3"/>.-left <text:s text:c="4"/>.eval <text:s text:c="2"/>.length <text:s text:c="5"/>.mid <text:s text:c="3"/>.right <text:s text:c="3"/>.strip</text:p>
      <text:p text:style-name="Code"><text:s text:c="4"/>.+left <text:s text:c="4"/>.-mid <text:s text:c="5"/>.fmt <text:s text:c="3"/>.lines <text:s text:c="4"/>.mid? <text:s text:c="2"/>.right? .to_lower</text:p>
      <text:p text:style-name="Code"><text:s text:c="5"/>.+mid <text:s text:c="2"/>.-midlr <text:s text:c="4"/>.fmt" <text:s text:c="3"/>.ljust <text:s text:c="3"/>.midlr <text:s text:c="3"/>.rjust .to_upper</text:p>
      <text:p text:style-name="Code"><text:s text:c="3"/>.+midlr <text:s text:c="2"/>.-right <text:s text:c="4"/>.left <text:s text:c="4"/>.load <text:s text:c="4"/>.posn <text:s text:c="2"/>.rstrip <text:s text:c="7"/>&lt;&l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94523468"/>Thread<text:alphabetical-index-mark-end text:id="IMark94523468"/></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p text:style-name="Text_20_body"/>
      <text:h text:style-name="Heading_20_1" text:outline-level="1">Glossary</text:h>
      <text:p text:style-name="P3">The <text:alphabetical-index-mark-start text:id="IMark94523468"/>)entries<text:alphabetical-index-mark-end text:id="IMark94523468"/> command prints a list of the system's symbol mapping table. An example follows:</text:p>
      <text:p text:style-name="Code"/>
      <text:p text:style-name="Code">Symbol Map Entries =</text:p>
      <text:p text:style-name="Code"><text:s text:c="14"/>! <text:s text:c="9"/>.copy <text:s text:c="4"/>.numerator <text:s text:c="11"/>0&lt;&gt; <text:s text:c="9"/>begin</text:p>
      <text:p text:style-name="Code"><text:s text:c="13"/>!: <text:s text:c="10"/>.cos <text:s text:c="9"/>.odd? <text:s text:c="12"/>0= <text:s text:c="8"/>class:</text:p>
      <text:p text:style-name="Code"><text:s text:c="13"/>&amp;&amp; <text:s text:c="9"/>.cosh <text:s text:c="10"/>.p2c <text:s text:c="12"/>0&gt; <text:s text:c="9"/>clone</text:p>
      <text:p text:style-name="Code"><text:s text:c="13"/>)" <text:s text:c="11"/>.cr <text:s/>.parent_class <text:s text:c="11"/>0&gt;= <text:s text:c="11"/>com</text:p>
      <text:p text:style-name="Code"><text:s text:c="9"/>)debug <text:s text:c="9"/>.cube <text:s text:c="8"/>.polar <text:s text:c="12"/>1+ <text:s text:c="7"/>complex</text:p>
      <text:p text:style-name="Code"><text:s text:c="7"/>)entries <text:s text:c="6"/>.current <text:s text:c="9"/>.posn <text:s text:c="12"/>1- <text:s text:c="10"/>copy</text:p>
      <text:p text:style-name="Code"><text:s text:c="7"/>)methods <text:s text:c="10"/>.d2r <text:s text:c="11"/>.pp <text:s text:c="12"/>2* <text:s text:c="5"/>distinct?</text:p>
      <text:p text:style-name="Code"><text:s text:c="10"/>)quit <text:s text:c="2"/>.denominator <text:s text:c="10"/>.r2d <text:s text:c="12"/>2+ <text:s text:c="12"/>do</text:p>
      <text:p text:style-name="Code"><text:s text:c="7"/>)version <text:s text:c="10"/>.e** <text:s text:c="9"/>.real <text:s text:c="12"/>2- <text:s text:c="11"/>dpr</text:p>
      <text:p text:style-name="Code"><text:s text:c="14"/>* <text:s text:c="8"/>.each{ <text:s text:c="6"/>.reverse <text:s text:c="12"/>2/ <text:s text:c="10"/>drop</text:p>
      <text:p text:style-name="Code"><text:s text:c="13"/>** <text:s text:c="9"/>.eval <text:s text:c="8"/>.right <text:s text:c="13"/>: <text:s text:c="11"/>dup</text:p>
      <text:p text:style-name="Code"><text:s text:c="14"/>+ <text:s text:c="8"/>.even? <text:s text:c="7"/>.right? <text:s text:c="13"/>&lt; <text:s text:c="13"/>e</text:p>
      <text:p text:style-name="Code"><text:s text:c="14"/>- <text:s text:c="8"/>.floor <text:s text:c="8"/>.rjust <text:s text:c="12"/>&lt;&lt; <text:s text:c="10"/>emit</text:p>
      <text:p text:style-name="Code"><text:s text:c="14"/>. <text:s text:c="10"/>.fmt <text:s text:c="8"/>.round <text:s text:c="12"/>&lt;= <text:s text:c="9"/>false</text:p>
      <text:p text:style-name="Code"><text:s text:c="13"/>." <text:s text:c="9"/>.fmt" <text:s text:c="7"/>.rstrip <text:s text:c="11"/>&lt;=&gt; <text:s text:c="7"/>global:</text:p>
      <text:p text:style-name="Code"><text:s text:c="9"/>.+left <text:s text:c="10"/>.gcd <text:s text:c="6"/>.select{ <text:s text:c="12"/>&lt;&gt; <text:s text:c="4"/>identical?</text:p>
      <text:p text:style-name="Code"><text:s text:c="10"/>.+mid <text:s text:c="8"/>.hypot <text:s text:c="6"/>.shuffle <text:s text:c="13"/>= <text:s text:c="12"/>if</text:p>
      <text:p text:style-name="Code"><text:s text:c="8"/>.+midlr <text:s text:c="4"/>.imaginary <text:s text:c="10"/>.sin <text:s text:c="13"/>&gt; <text:s text:c="9"/>load"</text:p>
      <text:p text:style-name="Code"><text:s text:c="8"/>.+right <text:s text:c="9"/>.init <text:s text:c="9"/>.sinh <text:s text:c="12"/>&gt;= <text:s text:c="11"/>max</text:p>
      <text:p text:style-name="Code"><text:s text:c="9"/>.-left <text:s text:c="4"/>.is_class? <text:s text:c="8"/>.sleep <text:s text:c="12"/>&gt;&gt; <text:s text:c="7"/>max_num</text:p>
      <text:p text:style-name="Code"><text:s text:c="10"/>.-mid <text:s text:c="9"/>.keys <text:s text:c="9"/>.sort <text:s text:c="10"/>?dup <text:s text:c="11"/>min</text:p>
      <text:p text:style-name="Code"><text:s text:c="8"/>.-midlr <text:s text:c="10"/>.lcm <text:s text:c="8"/>.split <text:s text:c="13"/>@ <text:s text:c="7"/>min_num</text:p>
      <text:p text:style-name="Code"><text:s text:c="8"/>.-right <text:s text:c="9"/>.left <text:s text:c="10"/>.sqr <text:s text:c="9"/>Array <text:s text:c="11"/>mod</text:p>
      <text:p text:style-name="Code"><text:s text:c="11"/>.1/x <text:s text:c="8"/>.left? <text:s text:c="9"/>.sqrt <text:s text:c="8"/>Bignum <text:s text:c="11"/>neg</text:p>
      <text:p text:style-name="Code"><text:s text:c="10"/>.10** <text:s text:c="7"/>.length <text:s text:c="8"/>.start <text:s text:c="9"/>Class <text:s text:c="11"/>nil</text:p>
      <text:p text:style-name="Code"><text:s text:c="11"/>.2** <text:s text:c="8"/>.lines <text:s text:c="8"/>.strip <text:s text:c="7"/>Complex <text:s text:c="11"/>nip</text:p>
      <text:p text:style-name="Code"><text:s text:c="13"/>.: <text:s text:c="9"/>.list <text:s text:c="7"/>.strlen <text:s text:c="4"/>FalseClass <text:s text:c="11"/>not</text:p>
      <text:p text:style-name="Code"><text:s text:c="12"/>.:: <text:s text:c="8"/>.ljust <text:s text:c="7"/>.strmax <text:s text:c="8"/>Fixnum <text:s text:c="12"/>or</text:p>
      <text:p text:style-name="Code"><text:s text:c="11"/>.[]! <text:s text:c="11"/>.ln <text:s text:c="6"/>.strmax2 <text:s text:c="9"/>Float <text:s text:c="10"/>over</text:p>
      <text:p text:style-name="Code"><text:s text:c="11"/>.[]@ <text:s text:c="9"/>.load <text:s text:c="4"/>.subclass: <text:s text:c="10"/>Hash <text:s text:c="9"/>pause</text:p>
      <text:p text:style-name="Code"><text:s text:c="11"/>.abs <text:s text:c="8"/>.log10 <text:s text:c="10"/>.tan <text:s text:c="7"/>Integer <text:s text:c="12"/>pi</text:p>
      <text:p text:style-name="Code"><text:s text:c="10"/>.acos <text:s text:c="9"/>.log2 <text:s text:c="9"/>.tanh <text:s text:c="4"/>MaxNumeric <text:s text:c="10"/>pick</text:p>
      <text:p text:style-name="Code"><text:s text:c="9"/>.acosh <text:s text:c="7"/>.lstrip <text:s text:c="9"/>.to_f <text:s text:c="4"/>MinNumeric <text:s text:c="6"/>rational</text:p>
      <text:p text:style-name="Code"><text:s text:c="9"/>.angle <text:s text:c="4"/>.magnitude <text:s text:c="9"/>.to_i <text:s text:c="6"/>NilClass <text:s text:c="11"/>rot</text:p>
      <text:p text:style-name="Code"><text:s text:c="10"/>.asin <text:s text:c="9"/>.main <text:s text:c="5"/>.to_lower <text:s text:c="7"/>Numeric <text:s text:c="10"/>self</text:p>
      <text:p text:style-name="Code"><text:s text:c="9"/>.asinh <text:s text:c="9"/>.map{ <text:s text:c="9"/>.to_n <text:s text:c="8"/>Object <text:s text:c="9"/>space</text:p>
      <text:p text:style-name="Code"><text:s text:c="10"/>.atan <text:s text:c="10"/>.max <text:s text:c="9"/>.to_r <text:s text:c="5"/>Procedure <text:s text:c="8"/>spaces</text:p>
      <text:p text:style-name="Code"><text:s text:c="9"/>.atan2 <text:s text:c="10"/>.mid <text:s text:c="9"/>.to_s <text:s text:c="6"/>Rational <text:s text:c="10"/>swap</text:p>
      <text:p text:style-name="Code"><text:s text:c="9"/>.atanh <text:s text:c="9"/>.mid? <text:s text:c="5"/>.to_upper <text:s text:c="8"/>String <text:s text:c="7"/>thread:</text:p>
      <text:p text:style-name="Code"><text:s text:c="11"/>.c2p <text:s text:c="8"/>.midlr <text:s text:c="9"/>.to_x <text:s text:c="8"/>Thread <text:s text:c="10"/>true</text:p>
      <text:p text:style-name="Code"><text:s text:c="10"/>.call <text:s text:c="10"/>.min <text:s text:c="7"/>.values <text:s text:c="5"/>TrueClass <text:s text:c="10"/>tuck</text:p>
      <text:p text:style-name="Code"><text:s text:c="10"/>.cbrt <text:s text:c="9"/>.name <text:s text:c="11"/>.vm VirtualMachine <text:s text:c="12"/>vm</text:p>
      <text:p text:style-name="Code"><text:s text:c="10"/>.ceil <text:s text:c="10"/>.new <text:s text:c="6"/>.vm_name <text:s text:c="13"/>[ <text:s text:c="11"/>xor</text:p>
      <text:p text:style-name="Code"><text:s text:c="9"/>.cjust <text:s text:c="5"/>.new_size <text:s text:c="13"/>/ <text:s text:c="12"/>^^ <text:s text:c="13"/>{</text:p>
      <text:p text:style-name="Code"><text:s text:c="9"/>.class <text:s text:c="4"/>.new_value <text:s text:c="12"/>0&lt; <text:s text:c="8"/>accept <text:s text:c="12"/>{{</text:p>
      <text:p text:style-name="Code"><text:s text:c="9"/>.clone <text:s text:c="3"/>.new_values <text:s text:c="11"/>0&lt;= <text:s text:c="7"/>accept" <text:s text:c="12"/>||</text:p>
      <text:p text:style-name="Code"><text:s text:c="5"/>.conjugate <text:s text:c="9"/>.new{ <text:s text:c="10"/>0&lt;=&gt; <text:s text:c="11"/>and</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9">Description</text:p>
          </table:table-cell>
        </table:table-row>
        <table:table-row>
          <table:table-cell table:style-name="Table4.A2" office:value-type="string">
            <text:p text:style-name="P12">.</text:p>
          </table:table-cell>
          <table:table-cell table:style-name="Table4.B2" office:value-type="string">
            <text:p text:style-name="P10">Any character except newline</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d</text:p>
          </table:table-cell>
          <table:table-cell table:style-name="Table4.B2" office:value-type="string">
            <text:p text:style-name="P10">A digit (0..9)</text:p>
          </table:table-cell>
        </table:table-row>
        <table:table-row>
          <table:table-cell table:style-name="Table4.A2" office:value-type="string">
            <text:p text:style-name="P12">$</text:p>
          </table:table-cell>
          <table:table-cell table:style-name="Table4.B2" office:value-type="string">
            <text:p text:style-name="P10">The end of the line or string</text:p>
          </table:table-cell>
        </table:table-row>
        <table:table-row>
          <table:table-cell table:style-name="Table4.A2" office:value-type="string">
            <text:p text:style-name="P11">other</text:p>
          </table:table-cell>
          <table:table-cell table:style-name="Table4.B2" office:value-type="string">
            <text:p text:style-name="P10">Non-regex commands are expressions for themselves.</text:p>
          </table:table-cell>
        </table:table-row>
      </table:table>
      <text:p text:style-name="P3"/>
      <text:p text:style-name="P3"/>
      <text:p text:style-name="P15"/>
      <text:alphabetical-index text:style-name="Sect2" text:protected="true" text:name="Alphabetical Index1">
        <text:alphabetical-index-source text:sort-algorithm="alphanumeric" fo:language="en" fo:country="CA">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5">Array<text:tab/>18</text:p>
          <text:p text:style-name="P25">Class<text:tab/>19</text:p>
          <text:p text:style-name="P25">Complex<text:tab/>23</text:p>
          <text:p text:style-name="P25">FalseClass<text:tab/>20</text:p>
          <text:p text:style-name="P25">Float<text:tab/>25</text:p>
          <text:p text:style-name="P25">Hash<text:tab/>21</text:p>
          <text:p text:style-name="P25">Integer<text:tab/>26</text:p>
          <text:p text:style-name="P25">MaxNumeric<text:tab/>22</text:p>
          <text:p text:style-name="P25">MinNumeric<text:tab/>22</text:p>
          <text:p text:style-name="P25">NilClass<text:tab/>20</text:p>
          <text:p text:style-name="P25">Numeric<text:tab/>22</text:p>
          <text:p text:style-name="P25">Object<text:tab/>17</text:p>
          <text:p text:style-name="P25">Procedure<text:tab/>28</text:p>
          <text:p text:style-name="P25">Rational<text:tab/>27</text:p>
          <text:p text:style-name="P25">String<text:tab/>29</text:p>
          <text:p text:style-name="P25">Thread<text:tab/>30</text:p>
          <text:p text:style-name="P25">TrueClass<text:tab/>20</text:p>
          <text:p text:style-name="P25">VirtualMachine<text:tab/>16</text:p>
          <text:p text:style-name="P25">.split<text:tab/>23, 27</text:p>
          <text:p text:style-name="P25">)entries<text:tab/>31</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text:page-number> of <text:page-count>3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8H45M59S</meta:editing-duration>
    <meta:editing-cycles>540</meta:editing-cycles>
    <meta:generator>OpenOffice/4.1.1$Win32 OpenOffice.org_project/411m6$Build-9775</meta:generator>
    <dc:date>2015-01-09T13:21:59.21</dc:date>
    <dc:creator>Peter Camilleri</dc:creator>
    <meta:document-statistic meta:table-count="8" meta:image-count="0" meta:object-count="0" meta:page-count="34" meta:paragraph-count="607" meta:word-count="5188" meta:character-count="34794"/>
    <meta:template xlink:type="simple" xlink:actuate="onRequest" xlink:title="MyDefault" xlink:href="../../../../OpenOffice.org/3/user/template/MyDefault.ott" meta:date="2014-06-26T22:09:00.24"/>
  </office:meta>
</office:document-meta>
</file>